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185e21"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Courier New" fo:font-size="10pt" fo:font-weight="bold" style:font-size-asian="10pt" style:font-weight-asian="bold" style:font-size-complex="10pt" style:font-weight-complex="bold"/>
    </style:style>
    <style:style style:name="P4" style:family="paragraph" style:parent-style-name="Standard">
      <style:text-properties style:font-name="Courier New" fo:font-size="10pt" fo:font-weight="bold" officeooo:rsid="001e0543" officeooo:paragraph-rsid="001e0543" style:font-size-asian="10pt" style:font-weight-asian="bold" style:font-size-complex="10pt" style:font-weight-complex="bold"/>
    </style:style>
    <style:style style:name="P5" style:family="paragraph" style:parent-style-name="Standard">
      <style:text-properties style:font-name="Courier New" fo:font-size="9pt" fo:font-weight="normal" style:font-size-asian="9pt" style:font-weight-asian="normal" style:font-size-complex="9pt" style:font-weight-complex="normal"/>
    </style:style>
    <style:style style:name="P6" style:family="paragraph" style:parent-style-name="Standard">
      <style:text-properties style:font-name="Courier New" fo:font-size="9pt" fo:font-weight="bold" style:font-size-asian="9pt" style:font-weight-asian="bold" style:font-size-complex="9pt" style:font-weight-complex="bold"/>
    </style:style>
    <style:style style:name="P7" style:family="paragraph" style:parent-style-name="Standard">
      <style:text-properties style:font-name="Courier New" fo:font-size="16pt" fo:font-weight="bold" officeooo:paragraph-rsid="001e0543" style:font-size-asian="16pt" style:font-weight-asian="bold" style:font-size-complex="16pt" style:font-weight-complex="bold"/>
    </style:style>
    <style:style style:name="P8" style:family="paragraph" style:parent-style-name="Standard">
      <style:text-properties style:font-name="Arial" fo:font-size="10pt" fo:font-weight="normal" style:font-size-asian="10pt" style:font-weight-asian="normal" style:font-size-complex="10pt" style:font-weight-complex="normal"/>
    </style:style>
    <style:style style:name="P9" style:family="paragraph" style:parent-style-name="Standard">
      <style:text-properties style:font-name="Arial" fo:font-size="10pt" fo:font-weight="bold" style:font-size-asian="10pt" style:font-weight-asian="bold" style:font-size-complex="10pt" style:font-weight-complex="bold"/>
    </style:style>
    <style:style style:name="P1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break-before="page"/>
      <style:text-properties style:font-name="Courier New" fo:font-size="16pt" fo:font-weight="bold" style:font-size-asian="16pt" style:font-weight-asian="bold" style:font-size-complex="16pt" style:font-weight-complex="bold"/>
    </style:style>
    <style:style style:name="P12" style:family="paragraph" style:parent-style-name="Table_20_Contents">
      <style:text-properties style:font-name="Courier New" fo:font-size="10pt" style:font-size-asian="10pt" style:font-size-complex="10pt"/>
    </style:style>
    <style:style style:name="P13" style:family="paragraph" style:parent-style-name="Table_20_Contents">
      <style:text-properties style:font-name="Courier New" fo:font-size="10pt" fo:font-weight="bold" style:font-size-asian="10pt" style:font-weight-asian="bold" style:font-size-complex="10pt" style:font-weight-complex="bold"/>
    </style:style>
    <style:style style:name="P14" style:family="paragraph" style:parent-style-name="Table_20_Contents">
      <style:text-properties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top="0in" fo:margin-bottom="0in" style:contextual-spacing="false"/>
      <style:text-properties style:font-name="Arial" fo:font-size="10pt" fo:font-weight="normal" style:font-size-asian="10pt" style:font-weight-asian="normal" style:font-size-complex="10pt" style:font-weight-complex="normal"/>
    </style:style>
    <style:style style:name="P16" style:family="paragraph" style:parent-style-name="Standard">
      <style:paragraph-properties fo:margin-top="0in" fo:margin-bottom="0in" style:contextual-spacing="false"/>
      <style:text-properties style:font-name="Courier New" fo:font-size="10pt" fo:font-weight="normal" style:font-size-asian="10pt" style:font-weight-asian="normal" style:font-size-complex="10pt" style:font-weight-complex="normal"/>
    </style:style>
    <style:style style:name="P17" style:family="paragraph" style:parent-style-name="Standard">
      <style:paragraph-properties fo:margin-top="0in" fo:margin-bottom="0in" style:contextual-spacing="false"/>
      <style:text-properties fo:font-size="10pt" fo:font-weight="normal" style:font-size-asian="10pt" style:font-weight-asian="normal" style:font-size-complex="10pt" style:font-weight-complex="normal"/>
    </style:style>
    <style:style style:name="P18"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19" style:family="paragraph">
      <style:paragraph-properties fo:text-align="center"/>
    </style:style>
    <style:style style:name="P20" style:family="paragraph">
      <loext:graphic-properties draw:fill-color="#ffffff" draw:opacity="0%"/>
      <style:paragraph-properties fo:text-align="center"/>
    </style:style>
    <style:style style:name="P21" style:family="paragraph">
      <loext:graphic-properties draw:fill="solid" draw:fill-color="#00b8ff" draw:fill-image-width="0in" draw:fill-image-height="0in"/>
      <style:paragraph-properties fo:margin-left="0in" fo:margin-right="0in" fo:margin-top="0in" fo:margin-bottom="0in" fo:line-height="100%" fo:text-align="center" fo:text-indent="0in">
        <style:tab-stops/>
      </style:paragraph-properties>
      <style:text-properties fo:color="#000000" loext:opacity="100%" style:text-outline="false" style:text-line-through-style="none" style:text-line-through-type="none" style:font-name="Arial Black"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1a2883"/>
    </style:style>
    <style:style style:name="T2" style:family="text">
      <style:text-properties style:font-name="Courier New"/>
    </style:style>
    <style:style style:name="T3" style:family="text">
      <style:text-properties style:font-name="Courier New" fo:font-size="16pt" fo:font-weight="bold" style:font-size-asian="16pt" style:font-weight-asian="bold" style:font-size-complex="16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Arial"/>
    </style:style>
    <style:style style:name="T9" style:family="text">
      <style:text-properties style:font-name="Arial" officeooo:rsid="001b2bac"/>
    </style:style>
    <style:style style:name="T10" style:family="text">
      <style:text-properties style:font-name="Arial" officeooo:rsid="001b4fad"/>
    </style:style>
    <style:style style:name="T11" style:family="text">
      <style:text-properties officeooo:rsid="001b2bac"/>
    </style:style>
    <style:style style:name="T12" style:family="text">
      <style:text-properties officeooo:rsid="001c2eea"/>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width="0.2in" draw:fill-color="#ffffff"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draw:stroke-dash="Dashed_20__28_var_29__20_2" svg:stroke-width="0.0402in" svg:stroke-color="#ff0000" draw:marker-start="" draw:marker-start-width="0.1799in" draw:marker-start-center="false" draw:marker-end="Arrow" draw:marker-end-width="0.12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draw:stroke-dash="Dashed_20__28_var_29__20_1" svg:stroke-width="0.0402in" svg:stroke-color="#ff0000" draw:marker-start="" draw:marker-start-width="0.1799in" draw:marker-start-center="false" draw:marker-end="Arrow" draw:marker-end-width="0.12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8">09. </text:span>switch</text:p>
      <text:p text:style-name="P8"/>
      <text:p text:style-name="P9">Objectives</text:p>
      <text:list xml:id="list351008580" text:style-name="L1">
        <text:list-item>
          <text:p text:style-name="P18">Write switch statements</text:p>
        </text:list-item>
        <text:list-item>
          <text:p text:style-name="P18">Write switch statements where cases do not have breaks</text:p>
        </text:list-item>
        <text:list-item>
          <text:p text:style-name="P18">Write switch statements where the default case is missing</text:p>
        </text:list-item>
      </text:list>
      <text:p text:style-name="P8"/>
      <text:p text:style-name="P8">The if and if-else statements allow us to decide if we want to execute a statement. It allows us to write programs that can make decisions. There is another way of doing that. </text:p>
      <text:p text:style-name="P8"/>
      <text:p text:style-name="P8">This is the switch statement.</text:p>
      <text:p text:style-name="P10">Diagram of flow of execution of<text:span text:style-name="T2"> if</text:span> <text:span text:style-name="T12">s</text:span>tatements</text:p>
      <text:p text:style-name="P8"/>
      <text:p text:style-name="P8">Here's the big picture for if.</text:p>
      <text:p text:style-name="P8"/>
      <text:p text:style-name="P8">Before the if statement, the code in main executes one statement at a time. For example:</text:p>
      <text:p text:style-name="P9"/>
      <table:table table:name="Table1" table:style-name="Table1">
        <table:table-column table:style-name="Table1.A"/>
        <table:table-header-rows>
          <table:table-row table:style-name="TableLine3068927403456">
            <table:table-cell table:style-name="Table1.A1" office:value-type="string">
              <text:p text:style-name="P3">int x = 1;</text:p>
              <text:p text:style-name="P3">int y = 2;</text:p>
              <text:p text:style-name="P3">int z = x * y + 3;</text:p>
            </table:table-cell>
          </table:table-row>
        </table:table-header-rows>
      </table:table>
      <text:p text:style-name="P8"><draw:polyline text:anchor-type="paragraph" draw:z-index="3" draw:name="Shape1" draw:style-name="gr5" draw:text-style-name="P21" svg:width="0.4043in" svg:height="0.2205in" draw:transform="skewX (-0.0031415926535899) rotate (-0.888023523414716) translate (0.197916666663726in 0.088194444446799in)" svg:viewBox="0 0 1028 561" draw:points="0,92 568,561 1028,0"><text:p/></draw:polyline></text:p>
      <text:p text:style-name="P8"><draw:rect text:anchor-type="paragraph" draw:z-index="0" draw:name="Shape2" draw:style-name="gr2" draw:text-style-name="P20" svg:width="0.9378in" svg:height="0.1878in" svg:x="0.4535in" svg:y="0.1398in"><text:p/></draw:rect></text:p>
      <text:p text:style-name="P3"><draw:polyline text:anchor-type="paragraph" draw:z-index="4" draw:name="Shape3" draw:style-name="gr3" draw:text-style-name="P21" svg:width="2.3378in" svg:height="0.4252in" draw:transform="skewX (-0.0195476876223365) rotate (-2.9560641541028) translate (2.50972222222228in 0.304166666666252in)" svg:viewBox="0 0 5939 1081" draw:points="2536,1053 0,575 120,0 5814,1081 5939,542 5265,400"><text:p/></draw:polyline><text:tab/>int x = 1;</text:p>
      <text:p text:style-name="P3"/>
      <text:p text:style-name="P3"><draw:rect text:anchor-type="paragraph" draw:z-index="1" draw:name="Shape4" draw:style-name="gr2" draw:text-style-name="P20" svg:width="0.9378in" svg:height="0.1941in" svg:x="0.4429in" svg:y="0.1098in"><text:p/></draw:rect></text:p>
      <text:p text:style-name="P3"><draw:polyline text:anchor-type="paragraph" draw:z-index="5" draw:name="Shape5" draw:style-name="gr3" draw:text-style-name="P21" svg:width="2.3441in" svg:height="0.463in" draw:transform="skewX (-0.0195476876223365) rotate (-2.9560641541028) translate (2.51944444444451in 0.326388888888384in)" svg:viewBox="0 0 5955 1177" draw:points="2566,1177 0,693 146,0 5837,1083 5955,540 5279,399"><text:p/></draw:polyline><text:tab/>int y = 2;</text:p>
      <text:p text:style-name="P3"/>
      <text:p text:style-name="P3"/>
      <text:p text:style-name="P3"><draw:rect text:anchor-type="paragraph" draw:z-index="2" draw:name="Shape6" draw:style-name="gr2" draw:text-style-name="P20" svg:width="1.6567in" svg:height="0.1878in" svg:x="0.422in" svg:y="0.0043in"><text:p/></draw:rect><draw:polyline text:anchor-type="paragraph" draw:z-index="6" draw:name="Shape7" draw:style-name="gr5" draw:text-style-name="P21" svg:width="0.435in" svg:height="0.2587in" draw:transform="skewX (-0.0026179938779915) rotate (-0.888023523414716) translate (2.33055555555388in -0.081249999998944in)" svg:viewBox="0 0 1106 658" draw:points="0,658 538,0 1106,466"><text:p/></draw:polyline><text:tab/>int z = x * y + 3;</text:p>
      <text:p text:style-name="P8"/>
      <text:p text:style-name="P8"/>
      <text:p text:style-name="P8"/>
      <text:p text:style-name="P8">Now with the if statement we have:</text:p>
      <text:p text:style-name="P9"/>
      <table:table table:name="Table5" table:style-name="Table5">
        <table:table-column table:style-name="Table5.A"/>
        <table:table-header-rows>
          <table:table-row table:style-name="TableLine3068927482880">
            <table:table-cell table:style-name="Table5.A1" office:value-type="string">
              <text:p text:style-name="P3">int x = 1;</text:p>
              <text:p text:style-name="P3">int y = 2;</text:p>
              <text:p text:style-name="P3">if (x + y &lt; 10)</text:p>
              <text:p text:style-name="P3"><text:s text:c="3"/>y = 0;</text:p>
              <text:p text:style-name="P3">x = 3;</text:p>
            </table:table-cell>
          </table:table-row>
        </table:table-header-rows>
      </table:table>
      <text:p text:style-name="P8"/>
      <text:p text:style-name="P8"/>
      <text:p text:style-name="P8"><draw:polyline text:anchor-type="paragraph" draw:z-index="8" draw:name="Shape8" draw:style-name="gr5" draw:text-style-name="P21" svg:width="0.4039in" svg:height="0.2189in" draw:transform="skewX (-0.0031415926535898) rotate (-0.888023523414716) translate (0.198611111108145in 0.0895833333356955in)" svg:viewBox="0 0 1027 557" draw:points="0,90 568,557 1027,0"><text:p/></draw:polyline></text:p>
      <text:p text:style-name="P8"><draw:rect text:anchor-type="paragraph" draw:z-index="7" draw:name="Shape9" draw:style-name="gr2" draw:text-style-name="P20" svg:width="3.0213in" svg:height="0.1878in" svg:x="0.4535in" svg:y="0.15in"><text:p/></draw:rect></text:p>
      <text:p text:style-name="P3"><draw:polyline text:anchor-type="paragraph" draw:z-index="19" draw:name="Shape10" draw:style-name="gr3" draw:text-style-name="P21" svg:width="3.7717in" svg:height="0.5114in" draw:transform="skewX (-0.133517687777566) rotate (-3.00266444513105) translate (3.98888888888888in 0.294444444443899in)" svg:viewBox="0 0 9581 1300" draw:points="1053,704 0,552 150,0 9426,1300 9581,776 8885,670"><text:p/></draw:polyline><text:tab/>int x = 1;</text:p>
      <text:p text:style-name="P3"/>
      <text:p text:style-name="P3"><draw:rect text:anchor-type="paragraph" draw:z-index="12" draw:name="Shape11" draw:style-name="gr2" draw:text-style-name="P20" svg:width="2.9795in" svg:height="0.1878in" svg:x="0.4535in" svg:y="0.1201in"><text:p/></draw:rect></text:p>
      <text:p text:style-name="P3"><draw:polyline text:anchor-type="paragraph" draw:z-index="20" draw:name="Shape12" draw:style-name="gr3" draw:text-style-name="P21" svg:width="3.7724in" svg:height="0.5114in" draw:transform="skewX (-0.133517687777566) rotate (-3.00266444513105) translate (3.98888888888888in 0.259722222221649in)" svg:viewBox="0 0 9583 1300" draw:points="1057,700 0,550 152,0 9428,1300 9583,778 8883,667"><text:p/></draw:polyline><text:tab/>int y = 2;</text:p>
      <text:p text:style-name="P3"/>
      <text:p text:style-name="P3"><draw:rect text:anchor-type="paragraph" draw:z-index="11" draw:name="Shape13" draw:style-name="gr2" draw:text-style-name="P20" svg:width="3.0106in" svg:height="1.1776in" svg:x="0.4327in" svg:y="0.0957in"><text:p/></draw:rect></text:p>
      <text:p text:style-name="P3"><text:tab/>if (x + y &lt; 10)</text:p>
      <text:p text:style-name="P3"><draw:line text:anchor-type="paragraph" draw:z-index="16" draw:name="Shape14" draw:style-name="gr4" draw:text-style-name="P19" svg:x1="0.8803in" svg:y1="0.0201in" svg:x2="0.8701in" svg:y2="0.822in"><text:p/></draw:line><text:tab/></text:p>
      <text:p text:style-name="P3"><draw:rect text:anchor-type="paragraph" draw:z-index="10" draw:name="Shape15" draw:style-name="gr2" draw:text-style-name="P20" svg:width="1.3858in" svg:height="0.1878in" svg:x="1.3701in" svg:y="0.148in"><text:p/></draw:rect><text:tab/> <text:s text:c="4"/>true</text:p>
      <text:p text:style-name="P3"><draw:polyline text:anchor-type="paragraph" draw:z-index="15" draw:name="Shape16" draw:style-name="gr1" draw:text-style-name="P19" svg:width="0.3252in" svg:height="0.3071in" draw:transform="rotate (-0.756774763664741) translate (1.0812499999958in -0.174999999999757in)" svg:viewBox="0 0 827 781" draw:points="136,654 0,781 827,0"><text:p/></draw:polyline><draw:line text:anchor-type="paragraph" draw:z-index="17" draw:name="Shape17" draw:style-name="gr1" draw:text-style-name="P19" svg:x1="2.8075in" svg:y1="0.0591in" svg:x2="3.3594in" svg:y2="0.0693in"><text:p/></draw:line><text:tab/><text:tab/><text:tab/>y = 0;</text:p>
      <text:p text:style-name="P3"/>
      <text:p text:style-name="P3"><text:s text:c="11"/>false</text:p>
      <text:p text:style-name="P3"><draw:polyline text:anchor-type="paragraph" draw:z-index="14" draw:name="Shape18" draw:style-name="gr3" draw:text-style-name="P21" svg:width="3.7705in" svg:height="0.513in" draw:transform="skewX (-0.134739418253962) rotate (-3.00266444513105) translate (4.0111111111111in 0.30833333333278in)" svg:viewBox="0 0 9578 1304" draw:points="1053,704 0,552 148,0 9423,1304 9578,780 8883,674"><text:p/></draw:polyline><draw:polyline text:anchor-type="paragraph" draw:z-index="18" draw:name="Shape19" draw:style-name="gr1" draw:text-style-name="P19" svg:width="1.7949in" svg:height="1.7094in" draw:transform="rotate (-0.756774763664741) translate (2.05416666664352in -1.19930555555433in)" svg:viewBox="0 0 4560 4343" draw:points="115,4233 0,4343 4560,0"><text:p/></draw:polyline></text:p>
      <text:p text:style-name="P3"/>
      <text:p text:style-name="P3"><draw:rect text:anchor-type="paragraph" draw:z-index="13" draw:name="Shape20" draw:style-name="gr2" draw:text-style-name="P20" svg:width="3.0213in" svg:height="0.1878in" svg:x="0.4535in" svg:y="0.1398in"><text:p/></draw:rect></text:p>
      <text:p text:style-name="P3"><draw:polyline text:anchor-type="paragraph" draw:z-index="9" draw:name="Shape21" draw:style-name="gr5" draw:text-style-name="P21" svg:width="0.5335in" svg:height="0.3307in" draw:transform="skewX (-0.00209439510239302) rotate (-0.888023523414716) translate (3.7840277777756in -0.145833333332027in)" svg:viewBox="0 0 1356 841" draw:points="0,841 684,0 1356,550"><text:p/></draw:polyline><text:tab/>x = 3;</text:p>
      <text:p text:style-name="P8"/>
      <text:p text:style-name="P8"/>
      <text:p text:style-name="P8"><text:soft-page-break/>Of course it's just as easy to visualize the flow of execution for if-else. If you have:</text:p>
      <text:p text:style-name="P9"/>
      <table:table table:name="Table2" table:style-name="Table2">
        <table:table-column table:style-name="Table2.A"/>
        <table:table-header-rows>
          <table:table-row table:style-name="TableLine3068927478528">
            <table:table-cell table:style-name="Table2.A1" office:value-type="string">
              <text:p text:style-name="P3">int x = 1;</text:p>
              <text:p text:style-name="P3">int y = 2;</text:p>
              <text:p text:style-name="P3">int z = 0;</text:p>
              <text:p text:style-name="P3">if (x + y &lt; 10)</text:p>
              <text:p text:style-name="P4">{</text:p>
              <text:p text:style-name="P3"><text:s text:c="4"/>y = 0;</text:p>
              <text:p text:style-name="P4">}</text:p>
              <text:p text:style-name="P3">else</text:p>
              <text:p text:style-name="P4">{</text:p>
              <text:p text:style-name="P3"><text:s text:c="4"/>y = 1;</text:p>
              <text:p text:style-name="P4">}</text:p>
              <text:p text:style-name="P3">x = 3;</text:p>
            </table:table-cell>
          </table:table-row>
        </table:table-header-rows>
      </table:table>
      <text:p text:style-name="P8"/>
      <text:p text:style-name="P8">then</text:p>
      <text:p text:style-name="P8"><draw:polyline text:anchor-type="paragraph" draw:z-index="22" draw:name="Shape22" draw:style-name="gr5" draw:text-style-name="P21" svg:width="0.4031in" svg:height="0.2197in" draw:transform="skewX (-0.00314159265358995) rotate (-0.888023523414716) translate (0.198611111108179in 0.0888888888912485in)" svg:viewBox="0 0 1025 559" draw:points="0,92 568,559 1025,0"><text:p/></draw:polyline></text:p>
      <text:p text:style-name="P8"><draw:rect text:anchor-type="paragraph" draw:z-index="21" draw:name="Shape23" draw:style-name="gr2" draw:text-style-name="P20" svg:width="3.0213in" svg:height="0.1878in" svg:x="0.4535in" svg:y="0.15in"><text:p/></draw:rect></text:p>
      <text:p text:style-name="P3"><draw:polyline text:anchor-type="paragraph" draw:z-index="33" draw:name="Shape24" draw:style-name="gr3" draw:text-style-name="P21" svg:width="3.7697in" svg:height="0.5114in" draw:transform="skewX (-0.134739418253962) rotate (-3.00266444513105) translate (3.98888888888888in 0.29236111111057in)" svg:viewBox="0 0 9576 1300" draw:points="1053,699 0,549 146,0 9423,1300 9576,780 8881,665"><text:p/></draw:polyline><text:tab/>int x = 1;</text:p>
      <text:p text:style-name="P3"/>
      <text:p text:style-name="P3"><draw:rect text:anchor-type="paragraph" draw:z-index="26" draw:name="Shape25" draw:style-name="gr2" draw:text-style-name="P20" svg:width="2.9795in" svg:height="0.1878in" svg:x="0.4535in" svg:y="0.1201in"><text:p/></draw:rect></text:p>
      <text:p text:style-name="P3"><draw:polyline text:anchor-type="paragraph" draw:z-index="34" draw:name="Shape26" draw:style-name="gr3" draw:text-style-name="P21" svg:width="3.7713in" svg:height="0.513in" draw:transform="skewX (-0.134739418253962) rotate (-3.00266444513105) translate (3.98819444444443in 0.260416666666091in)" svg:viewBox="0 0 9580 1304" draw:points="1057,702 0,550 150,0 9426,1304 9580,780 8883,669"><text:p/></draw:polyline><text:tab/>int y = 2;</text:p>
      <text:p text:style-name="P3"/>
      <text:p text:style-name="P3"><draw:rect text:anchor-type="paragraph" draw:z-index="25" draw:name="Shape27" draw:style-name="gr2" draw:text-style-name="P20" svg:width="3.0106in" svg:height="1.2894in" svg:x="0.4327in" svg:y="0.0957in"><text:p/></draw:rect></text:p>
      <text:p text:style-name="P3"><text:tab/>if (x + y &lt; 10)</text:p>
      <text:p text:style-name="P3"><draw:line text:anchor-type="paragraph" draw:z-index="30" draw:name="Shape28" draw:style-name="gr4" draw:text-style-name="P19" svg:x1="0.8803in" svg:y1="0.0201in" svg:x2="0.8701in" svg:y2="0.822in"><text:p/></draw:line><text:tab/></text:p>
      <text:p text:style-name="P3"><draw:rect text:anchor-type="paragraph" draw:z-index="24" draw:name="Shape29" draw:style-name="gr2" draw:text-style-name="P20" svg:width="1.3858in" svg:height="0.1878in" svg:x="1.3701in" svg:y="0.148in"><text:p/></draw:rect><text:tab/> <text:s text:c="4"/>true</text:p>
      <text:p text:style-name="P3"><draw:polyline text:anchor-type="paragraph" draw:z-index="29" draw:name="Shape30" draw:style-name="gr1" draw:text-style-name="P19" svg:width="0.3252in" svg:height="0.3071in" draw:transform="rotate (-0.756774763664741) translate (1.08124999999585in -0.174999999999752in)" svg:viewBox="0 0 827 781" draw:points="136,654 0,781 827,0"><text:p/></draw:polyline><draw:line text:anchor-type="paragraph" draw:z-index="31" draw:name="Shape31" draw:style-name="gr1" draw:text-style-name="P19" svg:x1="2.8181in" svg:y1="0.0665in" svg:x2="3.3598in" svg:y2="0.0665in"><text:p/></draw:line><text:tab/><text:tab/><text:tab/>y = 0;</text:p>
      <text:p text:style-name="P3"><text:s text:c="6"/>else</text:p>
      <text:p text:style-name="P3"><draw:rect text:anchor-type="paragraph" draw:z-index="35" draw:name="Shape32" draw:style-name="gr2" draw:text-style-name="P20" svg:width="1.4276in" svg:height="0.1878in" svg:x="1.3492in" svg:y="0.1362in"><text:p/></draw:rect><text:s text:c="11"/>false</text:p>
      <text:p text:style-name="P3"><draw:polyline text:anchor-type="paragraph" draw:z-index="32" draw:name="Shape33" draw:style-name="gr1" draw:text-style-name="P19" svg:width="0.3386in" svg:height="0.3094in" draw:transform="rotate (-0.756774763664741) translate (1.09305555555128in -0.179861111110803in)" svg:viewBox="0 0 861 787" draw:points="116,679 0,787 861,0"><text:p/></draw:polyline><draw:polyline text:anchor-type="paragraph" draw:z-index="36" draw:name="Shape34" draw:style-name="gr1" draw:text-style-name="P19" svg:width="0.4043in" svg:height="0.3748in" draw:transform="rotate (-0.756774763664741) translate (3.08611111110594in -0.173611111110788in)" svg:viewBox="0 0 1028 953" draw:points="115,843 0,953 1028,0"><text:p/></draw:polyline><text:tab/><text:tab/><text:tab/>y = 1;</text:p>
      <text:p text:style-name="P3"><draw:polyline text:anchor-type="paragraph" draw:z-index="28" draw:name="Shape35" draw:style-name="gr3" draw:text-style-name="P21" svg:width="3.7713in" svg:height="0.5122in" draw:transform="skewX (-0.134739418253962) rotate (-3.00266444513105) translate (4.01180555555555in 0.244444444443863in)" svg:viewBox="0 0 9580 1302" draw:points="1053,700 0,550 150,0 9423,1302 9580,780 8885,669"><text:p/></draw:polyline></text:p>
      <text:p text:style-name="P3"/>
      <text:p text:style-name="P3"><draw:rect text:anchor-type="paragraph" draw:z-index="27" draw:name="Shape36" draw:style-name="gr2" draw:text-style-name="P20" svg:width="3.0213in" svg:height="0.1878in" svg:x="0.4535in" svg:y="0.1173in"><text:p/></draw:rect></text:p>
      <text:p text:style-name="P3"><draw:polyline text:anchor-type="paragraph" draw:z-index="23" draw:name="Shape37" draw:style-name="gr5" draw:text-style-name="P21" svg:width="0.5343in" svg:height="0.3307in" draw:transform="skewX (-0.00209439510239322) rotate (-0.888023523414716) translate (3.78263888888672in -0.146527777776444in)" svg:viewBox="0 0 1358 841" draw:points="0,841 686,0 1358,547"><text:p/></draw:polyline><text:tab/>x = 3;</text:p>
      <text:p text:style-name="P8"/>
      <text:p text:style-name="P8"/>
      <text:p text:style-name="P8">Note that the path of execution is determined by the <text:span text:style-name="T4">boolean value</text:span> of a boolean expression.</text:p>
      <text:p text:style-name="P11">switch</text:p>
      <text:p text:style-name="P9"/>
      <text:p text:style-name="P8">Now I'll show you something that's very similar to the if and if-else statement. Watch out! There are <text:span text:style-name="T4">subtle differences</text:span> ....</text:p>
      <text:p text:style-name="P8"/>
      <text:p text:style-name="P8">OK. First run this:</text:p>
      <table:table table:name="Table3" table:style-name="Table3">
        <table:table-column table:style-name="Table3.A"/>
        <table:table-header-rows>
          <table:table-row table:style-name="TableLine3068927483696">
            <table:table-cell table:style-name="Table3.A1" office:value-type="string">
              <text:p text:style-name="P12">int x = 0;</text:p>
              <text:p text:style-name="P12">std::cin &gt;&gt; x;</text:p>
              <text:p text:style-name="P12"/>
              <text:p text:style-name="P12">if (x == 1)</text:p>
              <text:p text:style-name="P12">{</text:p>
              <text:p text:style-name="P12"><text:s text:c="4"/>std::cout &lt;&lt; "yo" &lt;&lt; std::endl;</text:p>
              <text:p text:style-name="P12">}</text:p>
              <text:p text:style-name="P12">else if (x == 2)</text:p>
              <text:p text:style-name="P12">{</text:p>
              <text:p text:style-name="P12"><text:s text:c="4"/>std::cout &lt;&lt; "right ..." &lt;&lt; std::endl;</text:p>
              <text:p text:style-name="P12">}</text:p>
              <text:p text:style-name="P12">else if (x == 3)</text:p>
              <text:p text:style-name="P12">{</text:p>
              <text:p text:style-name="P12"><text:s text:c="4"/>std::cout &lt;&lt; "oh?" &lt;&lt; std::endl;</text:p>
              <text:p text:style-name="P12">}</text:p>
              <text:p text:style-name="P12">else</text:p>
              <text:p text:style-name="P12">{</text:p>
              <text:p text:style-name="P12"><text:s text:c="4"/>std::cout &lt;&lt; "huh?" &lt;&lt; std::endl;</text:p>
              <text:p text:style-name="P12">}</text:p>
              <text:p text:style-name="P12">std::cout &lt;&lt; "out of if-else" &lt;&lt; std::endl;</text:p>
            </table:table-cell>
          </table:table-row>
        </table:table-header-rows>
      </table:table>
      <text:p text:style-name="P8">Run this with x = 0, x = 1, x = 2, x = 3, x = 4. No surprises right?</text:p>
      <text:p text:style-name="P9"/>
      <text:p text:style-name="P8">Note that all the conditions uses the == boolean operator and it is used to compare integer values.</text:p>
      <text:p text:style-name="P8"/>
      <text:p text:style-name="P8">Modify the above:</text:p>
      <table:table table:name="Table4" table:style-name="Table4">
        <table:table-column table:style-name="Table4.A"/>
        <table:table-header-rows>
          <text:soft-page-break/>
          <table:table-row table:style-name="TableLine3068927472272">
            <table:table-cell table:style-name="Table4.A1" office:value-type="string">
              <text:p text:style-name="P12">int x = 0;</text:p>
              <text:p text:style-name="P12">std::cin &gt;&gt; x;</text:p>
              <text:p text:style-name="P12"/>
              <text:p text:style-name="P13">switch (x) </text:p>
              <text:p text:style-name="P13">{</text:p>
              <text:p text:style-name="P13"><text:s text:c="4"/>case 1: </text:p>
              <text:p text:style-name="P12"><text:span text:style-name="T5"><text:s text:c="8"/></text:span>std::cout &lt;&lt; "yo" &lt;&lt; std::endl;</text:p>
              <text:p text:style-name="P12"><text:s text:c="8"/><text:span text:style-name="T5">break;</text:span></text:p>
              <text:p text:style-name="P12"/>
              <text:p text:style-name="P12"><text:s text:c="4"/><text:span text:style-name="T5">case 2: </text:span></text:p>
              <text:p text:style-name="P12"><text:span text:style-name="T5"><text:s text:c="8"/></text:span>std::cout &lt;&lt; "right ..." &lt;&lt; std::endl;</text:p>
              <text:p text:style-name="P12"><text:s text:c="8"/><text:span text:style-name="T5">break;</text:span></text:p>
              <text:p text:style-name="P12"/>
              <text:p text:style-name="P12"><text:s text:c="4"/><text:span text:style-name="T5">case 3: </text:span></text:p>
              <text:p text:style-name="P12"><text:span text:style-name="T5"><text:s text:c="8"/></text:span>std::cout &lt;&lt; "oh?" &lt;&lt; std::endl;</text:p>
              <text:p text:style-name="P12"><text:s text:c="8"/><text:span text:style-name="T5">break;</text:span></text:p>
              <text:p text:style-name="P12"/>
              <text:p text:style-name="P12"><text:s text:c="4"/><text:span text:style-name="T5">default: </text:span></text:p>
              <text:p text:style-name="P12"><text:span text:style-name="T5"><text:s text:c="8"/></text:span>std::cout &lt;&lt; "huh?" &lt;&lt; std::endl;</text:p>
              <text:p text:style-name="P13">}</text:p>
              <text:p text:style-name="P12">std::cout &lt;&lt; "out of switch" &lt;&lt; std::endl;</text:p>
            </table:table-cell>
          </table:table-row>
        </table:table-header-rows>
      </table:table>
      <text:p text:style-name="P8">Run it again.</text:p>
      <text:p text:style-name="P8"/>
      <text:p text:style-name="P8">The <text:span text:style-name="T2">switch</text:span> statement is like a switchboard, directing the flow of execution based on the integer value of a variable. The flow of execution is passed to the case whose value matches the value of the variable.</text:p>
      <text:p text:style-name="P8"/>
      <text:p text:style-name="P8">Now modify it again by getting rid of the <text:span text:style-name="T2">break</text:span> statement in case 2:</text:p>
      <table:table table:name="Table6" table:style-name="Table6">
        <table:table-column table:style-name="Table6.A"/>
        <table:table-header-rows>
          <table:table-row table:style-name="TableLine3068927482064">
            <table:table-cell table:style-name="Table6.A1" office:value-type="string">
              <text:p text:style-name="P12">int x = 0;</text:p>
              <text:p text:style-name="P12">std::cin &gt;&gt; x;</text:p>
              <text:p text:style-name="P12"/>
              <text:p text:style-name="P14">switch (x) </text:p>
              <text:p text:style-name="P14">{</text:p>
              <text:p text:style-name="P14"><text:s text:c="4"/>case 1: </text:p>
              <text:p text:style-name="P14"><text:s text:c="8"/>std::cout &lt;&lt; "yo" &lt;&lt; std::endl;</text:p>
              <text:p text:style-name="P14"><text:s text:c="8"/>break;</text:p>
              <text:p text:style-name="P14"/>
              <text:p text:style-name="P14"><text:s text:c="4"/>case 2: </text:p>
              <text:p text:style-name="P14"><text:s text:c="8"/>std::cout &lt;&lt; "right ..." &lt;&lt; std::endl;</text:p>
              <text:p text:style-name="P14"/>
              <text:p text:style-name="P14"><text:s text:c="4"/>case 3: </text:p>
              <text:p text:style-name="P14"><text:s text:c="8"/>std::cout &lt;&lt; "oh?" &lt;&lt; std::endl;</text:p>
              <text:p text:style-name="P14"><text:s text:c="8"/>break;</text:p>
              <text:p text:style-name="P14"/>
              <text:p text:style-name="P14"><text:s text:c="4"/>default: </text:p>
              <text:p text:style-name="P14"><text:s text:c="8"/>std::cout &lt;&lt; "huh?" &lt;&lt; std::endl;</text:p>
              <text:p text:style-name="P14">}</text:p>
              <text:p text:style-name="P14">std::cout &lt;&lt; "out of switch" &lt;&lt; std::endl;</text:p>
            </table:table-cell>
          </table:table-row>
        </table:table-header-rows>
      </table:table>
      <text:p text:style-name="P8"/>
      <text:p text:style-name="P8">What does the <text:span text:style-name="T2">break</text:span> statement do? If you do <text:span text:style-name="T4">not</text:span> have a <text:span text:style-name="T2">break</text:span> statement, execution will actually <text:span text:style-name="T4">go to the statements of the next case without checking the </text:span><text:soft-page-break/><text:span text:style-name="T4">value for that case!!!</text:span> </text:p>
      <text:p text:style-name="P8"/>
      <text:p text:style-name="P8">There are <text:span text:style-name="T4">two</text:span> ways to get <text:span text:style-name="T4">out</text:span> of a <text:span text:style-name="T2">switch</text:span>: either through a <text:span text:style-name="T3">break</text:span> statement or when execution has reached the <text:span text:style-name="T4">end of the </text:span><text:span text:style-name="T3">switch</text:span><text:span text:style-name="T4"> block</text:span>.</text:p>
      <text:p text:style-name="P9"/>
      <text:p text:style-name="P8">By now, I don't have to tell you that you can put any statement in the switch statement. You can put an if or an if-else into the switch. You can put a switch into a switch. You can put a switch into an if-else, etc. Isn't life ever so colorful?</text:p>
      <text:p text:style-name="P8"/>
      <text:p text:style-name="P10">Why? Why? Why? </text:p>
      <text:p text:style-name="P8"/>
      <text:p text:style-name="P8">So why do we need the switch when it's clear that a switch can be written as a nested if-else?</text:p>
      <text:p text:style-name="P8"/>
      <text:p text:style-name="P8">The reason is because the switch statement is extremely fast when there are many cases when compared to the if-else statement.</text:p>
      <text:p text:style-name="P8"/>
      <text:p text:style-name="P8">Note that for a nested if statement:</text:p>
      <text:p text:style-name="P8"/>
      <table:table table:name="Table11" table:style-name="Table11">
        <table:table-column table:style-name="Table11.A"/>
        <table:table-header-rows>
          <table:table-row table:style-name="TableLine3068927479344">
            <table:table-cell table:style-name="Table11.A1" office:value-type="string">
              <text:p text:style-name="P12">int x = 0;</text:p>
              <text:p text:style-name="P12">std::cin &gt;&gt; x;</text:p>
              <text:p text:style-name="P12"/>
              <text:p text:style-name="P12">if (x == 1)</text:p>
              <text:p text:style-name="P12">{</text:p>
              <text:p text:style-name="P12"><text:s text:c="4"/>std::cout &lt;&lt; "yo" &lt;&lt; std::endl;</text:p>
              <text:p text:style-name="P12">}</text:p>
              <text:p text:style-name="P12">else if (x == 2)</text:p>
              <text:p text:style-name="P12">{</text:p>
              <text:p text:style-name="P12"><text:s text:c="4"/>std::cout &lt;&lt; "right ..." &lt;&lt; std::endl;</text:p>
              <text:p text:style-name="P12">}</text:p>
              <text:p text:style-name="P12">else if (x == 3)</text:p>
              <text:p text:style-name="P12">{</text:p>
              <text:p text:style-name="P12"><text:s text:c="4"/>std::cout &lt;&lt; "oh?" &lt;&lt; std::endl;</text:p>
              <text:p text:style-name="P12">}</text:p>
              <text:p text:style-name="P12">else</text:p>
              <text:p text:style-name="P12">{</text:p>
              <text:p text:style-name="P12"><text:s text:c="4"/>std::cout &lt;&lt; "huh?" &lt;&lt; std::endl;</text:p>
              <text:p text:style-name="P12">}</text:p>
              <text:p text:style-name="P12">std::cout &lt;&lt; "out of if-else" &lt;&lt; std::endl;</text:p>
            </table:table-cell>
          </table:table-row>
        </table:table-header-rows>
      </table:table>
      <text:p text:style-name="P8"/>
      <text:p text:style-name="P8">each time a boolean condition is false you have to go to the nested level in the if-else stack. This means that for instance to go into the final else block, C++ must evaluate three boolean expressions. </text:p>
      <text:p text:style-name="P8"/>
      <text:p text:style-name="P8">(One optimization trick used by C/C++ programmers is therefore to always put the most likely case first in the stack of if-else statements.)</text:p>
      <text:p text:style-name="P8"/>
      <text:p text:style-name="P8">This is however not the case for the switch statement. If the above is converted to the switch statement, the time taken to get to any case is the same. Even if you have 100 cases, the time to get to the first case is usually the same as the time to get to the last.</text:p>
      <text:p text:style-name="P10">Combining <text:span text:style-name="T12">c</text:span>ases</text:p>
      <text:p text:style-name="P9"/>
      <text:p text:style-name="P8">Now run this:</text:p>
      <table:table table:name="Table7" table:style-name="Table7">
        <table:table-column table:style-name="Table7.A"/>
        <table:table-header-rows>
          <table:table-row table:style-name="TableLine3068927478256">
            <table:table-cell table:style-name="Table7.A1" office:value-type="string">
              <text:p text:style-name="P12">int x = 0;</text:p>
              <text:p text:style-name="P12">std::cin &gt;&gt; x;</text:p>
              <text:p text:style-name="P12"/>
              <text:p text:style-name="P14">switch (x) </text:p>
              <text:p text:style-name="P14">{</text:p>
              <text:p text:style-name="P14"><text:s text:c="4"/>case 1: </text:p>
              <text:p text:style-name="P14"><text:s text:c="8"/>std::cout &lt;&lt; "what?" &lt;&lt; std::endl;</text:p>
              <text:p text:style-name="P14"><text:s text:c="8"/>break;</text:p>
              <text:p text:style-name="P14"/>
              <text:p text:style-name="P14"><text:s text:c="4"/>case 2:</text:p>
              <text:p text:style-name="P14"><text:s text:c="4"/>case 3: </text:p>
              <text:p text:style-name="P14"><text:s text:c="8"/>std::cout &lt;&lt; "oh?" &lt;&lt; std::endl;</text:p>
              <text:p text:style-name="P14"><text:s text:c="8"/>break;</text:p>
              <text:p text:style-name="P14"/>
              <text:p text:style-name="P14"><text:s text:c="4"/>default: </text:p>
              <text:p text:style-name="P14"><text:s text:c="8"/>std::cout &lt;&lt; "huh?" &lt;&lt; std::endl;</text:p>
              <text:p text:style-name="P14">}</text:p>
              <text:p text:style-name="P14">std::cout &lt;&lt; "out of switch" &lt;&lt; std::endl;</text:p>
            </table:table-cell>
          </table:table-row>
        </table:table-header-rows>
      </table:table>
      <text:p text:style-name="P8"/>
      <text:p text:style-name="P8">The above is a useful trick when two cases execute the same statements. Th<text:span text:style-name="T11">e</text:span> above has the same effect as the following (although the following is probably slower):</text:p>
      <table:table table:name="Table21" table:style-name="Table21">
        <table:table-column table:style-name="Table21.A"/>
        <table:table-header-rows>
          <table:table-row table:style-name="TableLine3068927472544">
            <table:table-cell table:style-name="Table21.A1" office:value-type="string">
              <text:p text:style-name="P12">int x = 0;</text:p>
              <text:p text:style-name="P12">std::cin &gt;&gt; x;</text:p>
              <text:p text:style-name="P12"/>
              <text:p text:style-name="P12">if (x == 1)</text:p>
              <text:p text:style-name="P12">{</text:p>
              <text:p text:style-name="P14"><text:s text:c="4"/>std::cout &lt;&lt; "what?" &lt;&lt; std::endl; <text:s text:c="7"/></text:p>
              <text:p text:style-name="P12">}</text:p>
              <text:p text:style-name="P12">else if (x == 2 || x == 3)</text:p>
              <text:p text:style-name="P12">{</text:p>
              <text:p text:style-name="P14"><text:s text:c="4"/>std::cout &lt;&lt; "oh?" &lt;&lt; std::endl;</text:p>
              <text:p text:style-name="P14">}</text:p>
              <text:p text:style-name="P14">else</text:p>
              <text:p text:style-name="P14">{</text:p>
              <text:p text:style-name="P14"><text:s text:c="4"/>std::cout &lt;&lt; "huh?" &lt;&lt; std::endl;</text:p>
              <text:p text:style-name="P14">}</text:p>
              <text:p text:style-name="P14">std::cout &lt;&lt; "out of nested if-else" &lt;&lt; std::endl;</text:p>
            </table:table-cell>
          </table:table-row>
        </table:table-header-rows>
      </table:table>
      <text:p text:style-name="P8"/>
      <text:p text:style-name="P8">One more example to make sure you get it:</text:p>
      <text:p text:style-name="P9"/>
      <table:table table:name="Table16" table:style-name="Table16">
        <table:table-column table:style-name="Table16.A"/>
        <table:table-header-rows>
          <text:soft-page-break/>
          <table:table-row table:style-name="TableLine3068927478800">
            <table:table-cell table:style-name="Table16.A1" office:value-type="string">
              <text:p text:style-name="P12">int x = 0;</text:p>
              <text:p text:style-name="P12">std::cin &gt;&gt; x;</text:p>
              <text:p text:style-name="P12"/>
              <text:p text:style-name="P14">switch (x) </text:p>
              <text:p text:style-name="P14">{</text:p>
              <text:p text:style-name="P14"><text:s text:c="4"/>case 1: </text:p>
              <text:p text:style-name="P14"><text:s text:c="8"/>std::cout &lt;&lt; "what?" &lt;&lt; std::endl;</text:p>
              <text:p text:style-name="P14"><text:s text:c="8"/>break;</text:p>
              <text:p text:style-name="P14"/>
              <text:p text:style-name="P14"><text:s text:c="4"/>case 2:</text:p>
              <text:p text:style-name="P14"><text:s text:c="4"/>case 3: </text:p>
              <text:p text:style-name="P14"><text:s text:c="4"/>case 4: </text:p>
              <text:p text:style-name="P14"><text:s text:c="4"/>case 5: </text:p>
              <text:p text:style-name="P14"><text:s text:c="8"/>std::cout &lt;&lt; "oh?" &lt;&lt; std::endl;</text:p>
              <text:p text:style-name="P14"><text:s text:c="8"/>break;</text:p>
              <text:p text:style-name="P14"/>
              <text:p text:style-name="P14"><text:s text:c="4"/>default: </text:p>
              <text:p text:style-name="P14"><text:s text:c="8"/>std::cout &lt;&lt; "huh?" &lt;&lt; std::endl;</text:p>
              <text:p text:style-name="P14">}</text:p>
              <text:p text:style-name="P14">std::cout &lt;&lt; "out of switch" &lt;&lt; std::endl;</text:p>
            </table:table-cell>
          </table:table-row>
        </table:table-header-rows>
      </table:table>
      <text:p text:style-name="P8">Run it with several values for <text:span text:style-name="T2">x</text:span>.</text:p>
      <text:p text:style-name="P10">No <text:span text:style-name="T12">d</text:span>efault</text:p>
      <text:p text:style-name="P8"/>
      <text:p text:style-name="P8">You can leave out the default case:</text:p>
      <table:table table:name="Table8" table:style-name="Table8">
        <table:table-column table:style-name="Table8.A"/>
        <table:table-header-rows>
          <table:table-row table:style-name="TableLine3068927479616">
            <table:table-cell table:style-name="Table8.A1" office:value-type="string">
              <text:p text:style-name="P12">int x = 0;</text:p>
              <text:p text:style-name="P12">std::cin &gt;&gt; x;</text:p>
              <text:p text:style-name="P12"/>
              <text:p text:style-name="P12">switch (x) </text:p>
              <text:p text:style-name="P12">{</text:p>
              <text:p text:style-name="P12"><text:s text:c="4"/>case 1: </text:p>
              <text:p text:style-name="P12"><text:s text:c="8"/>std::cout &lt;&lt; "yo" &lt;&lt; std::endl;</text:p>
              <text:p text:style-name="P12"><text:s text:c="8"/>break;</text:p>
              <text:p text:style-name="P12"/>
              <text:p text:style-name="P12"><text:s text:c="4"/>case 2: </text:p>
              <text:p text:style-name="P12"><text:s text:c="8"/>std::cout &lt;&lt; "right ..." &lt;&lt; std::endl;</text:p>
              <text:p text:style-name="P12"/>
              <text:p text:style-name="P12"><text:s text:c="4"/>case 3: </text:p>
              <text:p text:style-name="P12"><text:s text:c="8"/>std::cout &lt;&lt; "oh?" &lt;&lt; std::endl;</text:p>
              <text:p text:style-name="P12"><text:s text:c="8"/>break;</text:p>
              <text:p text:style-name="P12">}</text:p>
              <text:p text:style-name="P12">std::cout &lt;&lt; "out of switch" &lt;&lt; std::endl;</text:p>
            </table:table-cell>
          </table:table-row>
        </table:table-header-rows>
      </table:table>
      <text:p text:style-name="P8">Run this with several values for x including for instance x = 0 and x = 100.</text:p>
      <text:p text:style-name="P8"/>
      <text:p text:style-name="P10">Gotchas</text:p>
      <text:p text:style-name="P8"/>
      <text:p text:style-name="P8">Here are some gotchas ... and good source of trick questions for the instructor :) </text:p>
      <text:p text:style-name="P8"/>
      <text:p text:style-name="P8">Each of the following exercises shows you a gotcha for beginning C/C++ programmer. Make sure you find it.</text:p>
      <text:p text:style-name="P8"/>
      <text:p text:style-name="P8"/>
      <text:p text:style-name="P9">Exercise. <text:span text:style-name="T6">Find the bug:</text:span></text:p>
      <table:table table:name="Table17" table:style-name="Table17">
        <table:table-column table:style-name="Table17.A"/>
        <table:table-header-rows>
          <table:table-row table:style-name="TableLine3068927471728">
            <table:table-cell table:style-name="Table17.A1" office:value-type="string">
              <text:p text:style-name="P12">int x = 0;</text:p>
              <text:p text:style-name="P12">std::cin &gt;&gt; x;</text:p>
              <text:p text:style-name="P12"/>
              <text:p text:style-name="P12">switch x </text:p>
              <text:p text:style-name="P12">{</text:p>
              <text:p text:style-name="P12"><text:s text:c="4"/>case 1: </text:p>
              <text:p text:style-name="P12"><text:s text:c="8"/>std::cout &lt;&lt; "what?" &lt;&lt; std::endl;</text:p>
              <text:p text:style-name="P12"><text:s text:c="8"/>break;</text:p>
              <text:p text:style-name="P12"/>
              <text:p text:style-name="P12"><text:s text:c="4"/>case 2: </text:p>
              <text:p text:style-name="P12"><text:s text:c="8"/>std::cout &lt;&lt; "oh?" &lt;&lt; std::endl;</text:p>
              <text:p text:style-name="P12"/>
              <text:p text:style-name="P12"><text:s text:c="4"/>case 3: </text:p>
              <text:p text:style-name="P12"><text:s text:c="8"/>std::cout &lt;&lt; "huh?" &lt;&lt; std::endl;</text:p>
              <text:p text:style-name="P12"><text:s text:c="8"/>break;</text:p>
              <text:p text:style-name="P12">}</text:p>
              <text:p text:style-name="P12">std::cout &lt;&lt; "out of switch" &lt;&lt; std::endl;</text:p>
            </table:table-cell>
          </table:table-row>
        </table:table-header-rows>
      </table:table>
      <text:p text:style-name="P8"/>
      <text:p text:style-name="P9"/>
      <text:p text:style-name="P9">Exercise. <text:span text:style-name="T6">Find the bug:</text:span></text:p>
      <table:table table:name="Table9" table:style-name="Table9">
        <table:table-column table:style-name="Table9.A"/>
        <table:table-header-rows>
          <table:table-row table:style-name="TableLine3068927469280">
            <table:table-cell table:style-name="Table9.A1" office:value-type="string">
              <text:p text:style-name="P12">int x = 0;</text:p>
              <text:p text:style-name="P12">std::cin &gt;&gt; x;</text:p>
              <text:p text:style-name="P12"/>
              <text:p text:style-name="P12">switch (x) </text:p>
              <text:p text:style-name="P12">{</text:p>
              <text:p text:style-name="P12"><text:s text:c="4"/>case &lt; 1 : </text:p>
              <text:p text:style-name="P12"><text:s text:c="8"/>std::cout &lt;&lt; "what?" &lt;&lt; std::endl;</text:p>
              <text:p text:style-name="P12"><text:s text:c="8"/>break;</text:p>
              <text:p text:style-name="P12"/>
              <text:p text:style-name="P12"><text:s text:c="4"/>case 2: </text:p>
              <text:p text:style-name="P12"><text:s text:c="8"/>std::cout &lt;&lt; "oh?" &lt;&lt; std::endl;</text:p>
              <text:p text:style-name="P12"/>
              <text:p text:style-name="P12"><text:s text:c="4"/>case 3: </text:p>
              <text:p text:style-name="P12"><text:s text:c="8"/>std::cout &lt;&lt; "huh?" &lt;&lt; std::endl;</text:p>
              <text:p text:style-name="P12"><text:s text:c="8"/>break;</text:p>
              <text:p text:style-name="P12">}</text:p>
              <text:p text:style-name="P12">std::cout &lt;&lt; "out of switch" &lt;&lt; std::endl;</text:p>
            </table:table-cell>
          </table:table-row>
        </table:table-header-rows>
      </table:table>
      <text:p text:style-name="P9"/>
      <text:p text:style-name="P9"/>
      <text:p text:style-name="P9">Exercise. <text:span text:style-name="T6">Bug, bug, bug! Find it! ...</text:span></text:p>
      <table:table table:name="Table10" table:style-name="Table10">
        <table:table-column table:style-name="Table10.A"/>
        <table:table-header-rows>
          <text:soft-page-break/>
          <table:table-row table:style-name="TableLine3068927485056">
            <table:table-cell table:style-name="Table10.A1" office:value-type="string">
              <text:p text:style-name="P12">double x = 0;</text:p>
              <text:p text:style-name="P12">std::cin &gt;&gt; x;</text:p>
              <text:p text:style-name="P12"/>
              <text:p text:style-name="P12">switch (x) </text:p>
              <text:p text:style-name="P12">{</text:p>
              <text:p text:style-name="P12"><text:s text:c="4"/>case 1.1: </text:p>
              <text:p text:style-name="P12"><text:s text:c="8"/>std::cout &lt;&lt; "what?" &lt;&lt; std::endl;</text:p>
              <text:p text:style-name="P12"><text:s text:c="8"/>break;</text:p>
              <text:p text:style-name="P12"/>
              <text:p text:style-name="P12"><text:s text:c="4"/>case 1.2: </text:p>
              <text:p text:style-name="P12"><text:s text:c="8"/>std::cout &lt;&lt; "oh?" &lt;&lt; std::endl;</text:p>
              <text:p text:style-name="P12"/>
              <text:p text:style-name="P12"><text:s text:c="4"/>case 1.3: </text:p>
              <text:p text:style-name="P12"><text:s text:c="8"/>std::cout &lt;&lt; "huh?" &lt;&lt; std::endl;</text:p>
              <text:p text:style-name="P12"><text:s text:c="8"/>break;</text:p>
              <text:p text:style-name="P12">}</text:p>
              <text:p text:style-name="P12">std::cout &lt;&lt; "out of switch" &lt;&lt; std::endl;</text:p>
            </table:table-cell>
          </table:table-row>
        </table:table-header-rows>
      </table:table>
      <text:p text:style-name="P8"/>
      <text:p text:style-name="P8"/>
      <text:p text:style-name="P9">Exercise. <text:span text:style-name="T6">Where's that sneaky bug??</text:span></text:p>
      <table:table table:name="Table19" table:style-name="Table19">
        <table:table-column table:style-name="Table19.A"/>
        <table:table-header-rows>
          <table:table-row table:style-name="TableLine3068927485328">
            <table:table-cell table:style-name="Table19.A1" office:value-type="string">
              <text:p text:style-name="P12">int x = 0;</text:p>
              <text:p text:style-name="P12">std::cin &gt;&gt; x;</text:p>
              <text:p text:style-name="P12"/>
              <text:p text:style-name="P12">int y = 1;</text:p>
              <text:p text:style-name="P12"/>
              <text:p text:style-name="P12">switch (x) </text:p>
              <text:p text:style-name="P12">{</text:p>
              <text:p text:style-name="P12"><text:s text:c="4"/>case y: </text:p>
              <text:p text:style-name="P12"><text:s text:c="8"/>std::cout &lt;&lt; "what?" &lt;&lt; std::endl;</text:p>
              <text:p text:style-name="P12"><text:s text:c="8"/>break;</text:p>
              <text:p text:style-name="P12"/>
              <text:p text:style-name="P12"><text:s text:c="4"/>case 2:</text:p>
              <text:p text:style-name="P12"><text:s text:c="8"/>std::cout &lt;&lt; "oh?" &lt;&lt; std::endl;</text:p>
              <text:p text:style-name="P12"/>
              <text:p text:style-name="P12"><text:s text:c="4"/>case default: </text:p>
              <text:p text:style-name="P12"><text:s text:c="8"/>std::cout &lt;&lt; "huh?" &lt;&lt; std::endl;</text:p>
              <text:p text:style-name="P12"><text:s text:c="8"/>break;</text:p>
              <text:p text:style-name="P12">}</text:p>
              <text:p text:style-name="P12">std::cout &lt;&lt; "out of switch" &lt;&lt; std::endl;</text:p>
            </table:table-cell>
          </table:table-row>
        </table:table-header-rows>
      </table:table>
      <text:p text:style-name="P8"/>
      <text:p text:style-name="P8"/>
      <text:p text:style-name="P8"><text:span text:style-name="T5">Exercise.</text:span> Recall that a character is the “atom” of a string. The name of the character type is <text:span text:style-name="T2">char</text:span>. You can declare character variables, get character values from the keyboard, and print the character value of a character variable. Try this:</text:p>
      <table:table table:name="Table20" table:style-name="Table20">
        <table:table-column table:style-name="Table20.A"/>
        <table:table-row table:style-name="TableLine3068927471184">
          <table:table-cell table:style-name="Table20.A1" office:value-type="string">
            <text:p text:style-name="P12">char x = ' ';</text:p>
            <text:p text:style-name="P12">std::cin &gt;&gt; x;</text:p>
            <text:p text:style-name="P12">std::cout &lt;&lt; x &lt;&lt; std::endl;</text:p>
          </table:table-cell>
        </table:table-row>
      </table:table>
      <text:p text:style-name="P8">Now here's the question: Can you use characters for the cases?</text:p>
      <table:table table:name="Table12" table:style-name="Table12">
        <table:table-column table:style-name="Table12.A"/>
        <table:table-row table:style-name="TableLine3068927473904">
          <table:table-cell table:style-name="Table12.A1" office:value-type="string">
            <text:p text:style-name="P12">int x, y;</text:p>
            <text:p text:style-name="P12">char op;</text:p>
            <text:p text:style-name="P12">std::cout &lt;&lt; "x: ";</text:p>
            <text:p text:style-name="P12">std::cin &gt;&gt; x;</text:p>
            <text:p text:style-name="P12"><text:soft-page-break/>std::cout &lt;&lt; "y: ";</text:p>
            <text:p text:style-name="P12">std::cin &gt;&gt; y;</text:p>
            <text:p text:style-name="P12">std::cout &lt;&lt; "operator (+ or -): ";</text:p>
            <text:p text:style-name="P12">std::cin &gt;&gt; op;</text:p>
            <text:p text:style-name="P12"/>
            <text:p text:style-name="P12">switch (op) </text:p>
            <text:p text:style-name="P12">{</text:p>
            <text:p text:style-name="P12"><text:s text:c="4"/>case '+': </text:p>
            <text:p text:style-name="P12"><text:s text:c="8"/>std::cout &lt;&lt; x + y &lt;&lt; std::endl;</text:p>
            <text:p text:style-name="P12"><text:s text:c="8"/>break;</text:p>
            <text:p text:style-name="P12"/>
            <text:p text:style-name="P12"><text:s text:c="4"/>case '-': </text:p>
            <text:p text:style-name="P12"><text:s text:c="8"/>std::cout &lt;&lt; x - y &lt;&lt; std::endl;</text:p>
            <text:p text:style-name="P12"><text:s text:c="8"/>break;</text:p>
            <text:p text:style-name="P12"/>
            <text:p text:style-name="P12"><text:s text:c="4"/>default: </text:p>
            <text:p text:style-name="P12"><text:s text:c="8"/>std::cout &lt;&lt; "no such op!" &lt;&lt; std::endl;</text:p>
            <text:p text:style-name="P12"><text:s text:c="8"/>break;</text:p>
            <text:p text:style-name="P12">}</text:p>
            <text:p text:style-name="P12">std::cout &lt;&lt; "out of switch" &lt;&lt; std::endl;</text:p>
          </table:table-cell>
        </table:table-row>
      </table:table>
      <text:p text:style-name="P8">Add all the binary integer operators you know so far to the above program.</text:p>
      <text:p text:style-name="P8"/>
      <text:p text:style-name="P10">Coding <text:span text:style-name="T12">s</text:span>tyle</text:p>
      <text:p text:style-name="P8"/>
      <text:p text:style-name="P8">Good::</text:p>
      <table:table table:name="Table22" table:style-name="Table22">
        <table:table-column table:style-name="Table22.A"/>
        <table:table-header-rows>
          <table:table-row table:style-name="TableLine3068927468464">
            <table:table-cell table:style-name="Table22.A1" office:value-type="string">
              <text:p text:style-name="P14">switch (x) </text:p>
              <text:p text:style-name="P14">{</text:p>
              <text:p text:style-name="P14"><text:s text:c="4"/>case 1: </text:p>
              <text:p text:style-name="P14"><text:s text:c="8"/>std::cout &lt;&lt; "what?" &lt;&lt; std::endl;</text:p>
              <text:p text:style-name="P14"><text:s text:c="8"/>break;</text:p>
              <text:p text:style-name="P14"/>
              <text:p text:style-name="P14"><text:s text:c="4"/>case 2:</text:p>
              <text:p text:style-name="P14"><text:s text:c="4"/>case 3: </text:p>
              <text:p text:style-name="P14"><text:s text:c="8"/>std::cout &lt;&lt; "oh?" &lt;&lt; std::endl;</text:p>
              <text:p text:style-name="P14"><text:s text:c="8"/>break;</text:p>
              <text:p text:style-name="P14"/>
              <text:p text:style-name="P14"><text:s text:c="4"/>default: </text:p>
              <text:p text:style-name="P14"><text:s text:c="8"/>std::cout &lt;&lt; "huh?" &lt;&lt; std::endl;</text:p>
              <text:p text:style-name="P14">}</text:p>
              <text:p text:style-name="P14"/>
            </table:table-cell>
          </table:table-row>
        </table:table-header-rows>
      </table:table>
      <text:p text:style-name="P8"/>
      <text:p text:style-name="P8">This is also perfectly OK: :</text:p>
      <table:table table:name="Table23" table:style-name="Table23">
        <table:table-column table:style-name="Table23.A"/>
        <table:table-header-rows>
          <table:table-row table:style-name="TableLine3068927472000">
            <table:table-cell table:style-name="Table23.A1" office:value-type="string">
              <text:p text:style-name="P14">switch (x) </text:p>
              <text:p text:style-name="P14">{</text:p>
              <text:p text:style-name="P14"><text:s text:c="4"/>case 1:</text:p>
              <text:p text:style-name="P14"><text:s text:c="4"/>{ </text:p>
              <text:p text:style-name="P14"><text:s text:c="8"/>std::cout &lt;&lt; "what?" &lt;&lt; std::endl;</text:p>
              <text:p text:style-name="P14"><text:s text:c="8"/>break;</text:p>
              <text:p text:style-name="P14"><text:s text:c="4"/>}</text:p>
              <text:p text:style-name="P14"/>
              <text:p text:style-name="P14"><text:s text:c="4"/>case 2:</text:p>
              <text:p text:style-name="P14"><text:s text:c="4"/>case 3: </text:p>
              <text:p text:style-name="P14"><text:s text:c="4"/>{</text:p>
              <text:p text:style-name="P14"><text:s text:c="8"/>std::cout &lt;&lt; "oh?" &lt;&lt; std::endl;</text:p>
              <text:p text:style-name="P14"><text:s text:c="8"/>break;</text:p>
              <text:p text:style-name="P14"><text:s text:c="4"/>}</text:p>
              <text:p text:style-name="P14"/>
              <text:p text:style-name="P14"><text:s text:c="4"/>default: </text:p>
              <text:p text:style-name="P14"><text:s text:c="4"/>{</text:p>
              <text:p text:style-name="P14"><text:s text:c="8"/>std::cout &lt;&lt; "huh?" &lt;&lt; std::endl;</text:p>
              <text:p text:style-name="P14"><text:s text:c="4"/>}</text:p>
              <text:p text:style-name="P14">}</text:p>
            </table:table-cell>
          </table:table-row>
        </table:table-header-rows>
      </table:table>
      <text:p text:style-name="P8"/>
      <text:p text:style-name="P10">More <text:span text:style-name="T12">i</text:span>nformation</text:p>
      <text:p text:style-name="P8"/>
      <text:p text:style-name="P8">Actually you can use the value of an <text:span text:style-name="T4">integer expression</text:span> and not just a variable to determine the flow of execution:</text:p>
      <text:p text:style-name="P8"/>
      <table:table table:name="Table13" table:style-name="Table13">
        <table:table-column table:style-name="Table13.A"/>
        <table:table-header-rows>
          <table:table-row table:style-name="TableLine3068927489136">
            <table:table-cell table:style-name="Table13.A1" office:value-type="string">
              <text:p text:style-name="P12">int x = 0;</text:p>
              <text:p text:style-name="P12">std::cin &gt;&gt; x;</text:p>
              <text:p text:style-name="P12"/>
              <text:p text:style-name="P12">int y = 1;</text:p>
              <text:p text:style-name="P12"/>
              <text:p text:style-name="P12">switch (<text:span text:style-name="T5">x + y</text:span>) </text:p>
              <text:p text:style-name="P12">{</text:p>
              <text:p text:style-name="P12"><text:s text:c="4"/>case 1: </text:p>
              <text:p text:style-name="P12"><text:s text:c="8"/>std::cout &lt;&lt; "yo" &lt;&lt; std::endl;</text:p>
              <text:p text:style-name="P12"><text:s text:c="8"/>break;</text:p>
              <text:p text:style-name="P12"/>
              <text:p text:style-name="P12"><text:s text:c="4"/>case 2: </text:p>
              <text:p text:style-name="P12"><text:s text:c="8"/>std::cout &lt;&lt; "right ..." &lt;&lt; std::endl;</text:p>
              <text:p text:style-name="P12"/>
              <text:p text:style-name="P12"><text:s text:c="4"/>case 3: </text:p>
              <text:p text:style-name="P12"><text:s text:c="8"/>std::cout &lt;&lt; "oh?" &lt;&lt; std::endl;</text:p>
              <text:p text:style-name="P12"><text:s text:c="8"/>break;</text:p>
              <text:p text:style-name="P12">}</text:p>
              <text:p text:style-name="P12">std::cout &lt;&lt; "out of switch" &lt;&lt; std::endl;</text:p>
            </table:table-cell>
          </table:table-row>
        </table:table-header-rows>
      </table:table>
      <text:p text:style-name="P8"/>
      <text:p text:style-name="P8">And although you cannot use variables for the case values, you can use <text:span text:style-name="T4">integer constants</text:span> or even <text:span text:style-name="T4">constant integer expressions:</text:span></text:p>
      <text:p text:style-name="P8"/>
      <table:table table:name="Table18" table:style-name="Table18">
        <table:table-column table:style-name="Table18.A"/>
        <table:table-header-rows>
          <table:table-row table:style-name="TableLine3068927490768">
            <table:table-cell table:style-name="Table18.A1" office:value-type="string">
              <text:p text:style-name="P14">int x = 0;</text:p>
              <text:p text:style-name="P14">std::cin &gt;&gt; x;</text:p>
              <text:p text:style-name="P14"/>
              <text:p text:style-name="P14">const int y = 1;</text:p>
              <text:p text:style-name="P14">const int z = 2;</text:p>
              <text:p text:style-name="P14"/>
              <text:p text:style-name="P14">switch (x) </text:p>
              <text:p text:style-name="P14">{</text:p>
              <text:p text:style-name="P14"><text:s text:c="4"/>case y + z + 1: </text:p>
              <text:p text:style-name="P14"><text:s text:c="8"/>std::cout &lt;&lt; "yo" &lt;&lt; std::endl;</text:p>
              <text:p text:style-name="P14"><text:s text:c="8"/>break;</text:p>
              <text:p text:style-name="P14"/>
              <text:p text:style-name="P14"><text:s text:c="4"/>case 2: </text:p>
              <text:p text:style-name="P14"><text:s text:c="8"/>std::cout &lt;&lt; "right ..." &lt;&lt; std::endl;</text:p>
              <text:p text:style-name="P14"><text:s text:c="8"/>break;</text:p>
              <text:p text:style-name="P14"/>
              <text:p text:style-name="P14"><text:s text:c="4"/>case 3: </text:p>
              <text:p text:style-name="P14"><text:s text:c="8"/>std::cout &lt;&lt; "oh?" &lt;&lt; std::endl;</text:p>
              <text:p text:style-name="P14"><text:s text:c="8"/>break;</text:p>
              <text:p text:style-name="P14">}</text:p>
              <text:p text:style-name="P14">std::cout &lt;&lt; "out of switch" &lt;&lt; std::endl;</text:p>
            </table:table-cell>
          </table:table-row>
        </table:table-header-rows>
      </table:table>
      <text:p text:style-name="P8"/>
      <text:p text:style-name="P10">Summary</text:p>
      <text:p text:style-name="P15"/>
      <text:p text:style-name="P15">The <text:s/>statement looks like this:</text:p>
      <text:p text:style-name="P15"/>
      <text:p text:style-name="P16"><text:s text:c="4"/><text:tab/>switch (<text:span text:style-name="T7">[int expr]</text:span>)</text:p>
      <text:p text:style-name="P16"><text:tab/>{</text:p>
      <text:p text:style-name="P16"><text:s text:c="4"/><text:tab/> <text:s text:c="3"/>case <text:span text:style-name="T7">[const int expr]</text:span>: </text:p>
      <text:p text:style-name="P16"><text:span text:style-name="T7"><text:s text:c="14"/>[stmt]</text:span> <text:s text:c="12"/></text:p>
      <text:p text:style-name="P16"/>
      <text:p text:style-name="P16"><text:s text:c="4"/><text:tab/> <text:s text:c="3"/>...<text:line-break/><text:tab/>}</text:p>
      <text:p text:style-name="P17"/>
      <text:p text:style-name="P17">or</text:p>
      <text:p text:style-name="P15"/>
      <text:p text:style-name="P16"><text:tab/>switch (<text:span text:style-name="T7">[int expr]</text:span>)</text:p>
      <text:p text:style-name="P16"><text:tab/>{</text:p>
      <text:p text:style-name="P16"><text:s text:c="4"/><text:tab/><text:tab/>case <text:span text:style-name="T7">[const int expr]</text:span>: </text:p>
      <text:p text:style-name="P16"><text:span text:style-name="T7"><text:s text:c="16"/>[stmt]</text:span> <text:s text:c="12"/></text:p>
      <text:p text:style-name="P16"/>
      <text:p text:style-name="P16"><text:s text:c="4"/><text:tab/><text:tab/>...</text:p>
      <text:p text:style-name="P16"><text:s text:c="12"/></text:p>
      <text:p text:style-name="P16"><text:s text:c="12"/>default: </text:p>
      <text:p text:style-name="P16"><text:span text:style-name="T7"><text:s text:c="16"/>[stmt2]</text:span><text:line-break/><text:tab/>}</text:p>
      <text:p text:style-name="P16"/>
      <text:p text:style-name="P16"><text:span text:style-name="T8">where </text:span><text:span text:style-name="T7">[stmt]</text:span><text:span text:style-name="T8"> and </text:span><text:span text:style-name="T7">[stmt2]</text:span><text:span text:style-name="T8"> are either statements o</text:span><text:span text:style-name="T9">r</text:span><text:span text:style-name="T8"> blocks of statements. </text:span><text:span text:style-name="T7">[int expr]</text:span><text:span text:style-name="T8"> is an expression </text:span><text:span text:style-name="T10">that </text:span><text:span text:style-name="T8">can be evaluated to an integer and </text:span><text:span text:style-name="T7">[const int expr]</text:span><text:span text:style-name="T8"> is a constant integer expression.</text:span></text:p>
      <text:p text:style-name="P15"/>
      <text:p text:style-name="P15">Once the flow of execution enters a case, it will execute all the statements in that case until a break or end of switch block is reached. If there is no break, execution will continue with the statements of the next case without checking the value for that case, if there is one.</text:p>
      <text:p text:style-name="P15"/>
      <text:p text:style-name="P15">On executing the <text:span text:style-name="T2">break</text:span> statement in a <text:span text:style-name="T2">switch</text:span> statement, flow of control will resume to the statement immediately after the <text:span text:style-name="T2">switch</text:span> statement.</text:p>
      <text:p text:style-name="P15"/>
      <text:p text:style-name="P10">Exercise.</text:p>
      <text:p text:style-name="P8"/>
      <text:p text:style-name="P8">Q1. Read this program carefully. Determine which part of the program can be rewritten using the switch statement. Rewrite it and test it.</text:p>
      <table:table table:name="Table14" table:style-name="Table14">
        <table:table-column table:style-name="Table14.A"/>
        <table:table-row table:style-name="TableLine3068927494304">
          <table:table-cell table:style-name="Table14.A1" office:value-type="string">
            <text:p text:style-name="P5">int numHeads = 0;</text:p>
            <text:p text:style-name="P5">std::cout &lt;&lt; "How many heads do you have? ";</text:p>
            <text:p text:style-name="P5">std::cin &gt;&gt; numHeads;</text:p>
            <text:p text:style-name="P5"/>
            <text:p text:style-name="P5">if (numHeads &lt; 1) </text:p>
            <text:p text:style-name="P5">{</text:p>
            <text:p text:style-name="P5"><text:s text:c="4"/>std::cout &lt;&lt; "Huh?" &lt;&lt; std::endl;</text:p>
            <text:p text:style-name="P5">}</text:p>
            <text:p text:style-name="P5">else </text:p>
            <text:p text:style-name="P6"><text:span text:style-name="T6">{</text:span> </text:p>
            <text:p text:style-name="P5"><text:s text:c="4"/>if (numHeads == 1) </text:p>
            <text:p text:style-name="P5"><text:s text:c="4"/>{</text:p>
            <text:p text:style-name="P5"><text:s text:c="8"/>std::cout &lt;&lt; "Let me introduce you to<text:span text:style-name="T8"> </text:span>our " </text:p>
            <text:p text:style-name="P5"><text:s text:c="18"/>&lt;&lt; "surgeons." &lt;&lt; std::endl;</text:p>
            <text:p text:style-name="P5"><text:s text:c="4"/>}</text:p>
            <text:p text:style-name="P5"><text:s text:c="4"/>else </text:p>
            <text:p text:style-name="P5"><text:s text:c="4"/>{ </text:p>
            <text:p text:style-name="P5"><text:s text:c="8"/>if (numHeads == 2) </text:p>
            <text:p text:style-name="P5"><text:s text:c="8"/>{</text:p>
            <text:p text:style-name="P5"><text:s text:c="12"/>std::cout &lt;&lt; "Are you Zaphod?";</text:p>
            <text:p text:style-name="P5"><text:s text:c="8"/>}</text:p>
            <text:p text:style-name="P5"><text:s text:c="8"/>else </text:p>
            <text:p text:style-name="P5"><text:s text:c="8"/>{</text:p>
            <text:p text:style-name="P5"><text:s text:c="12"/>std::cout &lt;&lt; "You have way too many." </text:p>
            <text:p text:style-name="P5"><text:s text:c="22"/>&lt;&lt; std::endl;</text:p>
            <text:p text:style-name="P5"><text:s text:c="8"/>}</text:p>
            <text:p text:style-name="P5"><text:s text:c="4"/>}</text:p>
            <text:p text:style-name="P5">}</text:p>
          </table:table-cell>
        </table:table-row>
      </table:table>
      <text:p text:style-name="P8"/>
      <text:p text:style-name="P8"/>
      <text:p text:style-name="P8">Q2. Rewrite the nested if-else statement using the switch statement:</text:p>
      <table:table table:name="Table15" table:style-name="Table15">
        <table:table-column table:style-name="Table15.A"/>
        <table:table-row table:style-name="TableLine3068927491312">
          <table:table-cell table:style-name="Table15.A1" office:value-type="string">
            <text:p text:style-name="P12">int x = 0;</text:p>
            <text:p text:style-name="P12">std::cin &gt;&gt; x;</text:p>
            <text:p text:style-name="P12"/>
            <text:p text:style-name="P12">int y = 0;</text:p>
            <text:p text:style-name="P12"/>
            <text:p text:style-name="P12">if (x == 0)</text:p>
            <text:p text:style-name="P12">{</text:p>
            <text:p text:style-name="P12"><text:s text:c="4"/>y = 5;<text:line-break/>}</text:p>
            <text:p text:style-name="P12">else if (x == 1 || x == 2 || x == 3)</text:p>
            <text:p text:style-name="P12">{</text:p>
            <text:p text:style-name="P12"><text:s text:c="4"/>y = 7;<text:line-break/>}</text:p>
            <text:p text:style-name="P12">else if (x == 6 || x == 7 || x = 42)</text:p>
            <text:p text:style-name="P12">{</text:p>
            <text:p text:style-name="P12"><text:s text:c="4"/>y = 0;<text:line-break/>}</text:p>
            <text:p text:style-name="P12">std::cout &lt;&lt; y &lt;&lt; std::endl;</text:p>
          </table:table-cell>
        </table:table-row>
      </table:table>
      <text:p text:style-name="P8">Avoid code duplication!</text:p>
      <text:p text:style-name="P8"/>
      <text:p text:style-name="P8"/>
      <text:p text:style-name="P8"><text:soft-page-break/>Q3. Write a program that declares four integer constants N, S, E, W. with values 0, 1, 2, 3 respectively. Generates a random integer from 0 to 3. If the random integer is N, print “go north”. If the random integer is S, print “go south”. If the random integer is E, print “go east”. If the random integer is W, print “go west”. Use a <text:span text:style-name="T2">switch</text:span> state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4" draw:display-name="Hatch 4" draw:style="single" draw:color="#000000" draw:distance="0.0043in" draw:rotation="0"/>
    <draw:hatch draw:name="Hatch_20_5" draw:display-name="Hatch 5"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officeooo:paragraph-rsid="00185e21"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1a2883"/>
    </style:style>
    <style:style style:name="MT2" style:family="text">
      <style:text-properties style:font-name="Courier New"/>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text:tab/> <text:s text:c="17"/><text:tab/>09.<text:span text:style-name="MT2">switch</text:span></text:p>
      </style:header>
      <style:footer>
        <text:p text:style-name="MP2"><text:page-number text:select-page="current">18</text:page-number><text:s/>of <text:page-count>18</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3-10-12T08:51:03.344000000</dc:date>
    <meta:printed-by>Yihsiang Liow</meta:printed-by>
    <meta:print-date>2006-01-08T16:54:25</meta:print-date>
    <meta:editing-cycles>439</meta:editing-cycles>
    <meta:editing-duration>P4DT21H29M39S</meta:editing-duration>
    <meta:document-statistic meta:table-count="23" meta:image-count="0" meta:object-count="0" meta:page-count="18" meta:paragraph-count="439" meta:word-count="2111" meta:character-count="11697" meta:non-whitespace-character-count="8683"/>
    <meta:user-defined meta:name="Info 1"/>
    <meta:user-defined meta:name="Info 2"/>
    <meta:user-defined meta:name="Info 3"/>
    <meta:user-defined meta:name="Info 4"/>
  </office:meta>
</office:document-meta>
</file>